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imes New Roman3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8.493cm" fo:margin-top="0cm" fo:margin-bottom="0.101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.699cm" style:rel-column-width="13107*"/>
    </style:style>
    <style:style style:name="Tableau1.1" style:family="table-row">
      <style:table-row-properties style:min-row-height="0.499cm" fo:keep-together="auto"/>
    </style:style>
    <style:style style:name="Tableau1.A1" style:family="table-cell" style:data-style-name="N0">
      <style:table-cell-properties style:vertical-align="" fo:background-color="transparent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 style:data-style-name="N0">
      <style:table-cell-properties style:vertical-align="" fo:background-color="transparent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1.A2" style:family="table-cell" style:data-style-name="N0">
      <style:table-cell-properties style:vertical-align="" fo:background-color="transparent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 style:data-style-name="N0">
      <style:table-cell-properties style:vertical-align="" fo:background-color="transparent" fo:padding-left="0.101cm" fo:padding-right="0.101cm" fo:padding-top="0.049cm" fo:padding-bottom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8.493cm" fo:break-before="auto" fo:break-after="auto" table:align="margins" fo:keep-with-next="auto" style:may-break-between-rows="true" table:border-model="collapsing"/>
    </style:style>
    <style:style style:name="Tableau4.A" style:family="table-column">
      <style:table-column-properties style:column-width="1.699cm" style:rel-column-width="13107*"/>
    </style:style>
    <style:style style:name="Tableau4.1" style:family="table-row">
      <style:table-row-properties style:min-row-height="0.499cm" fo:keep-together="auto"/>
    </style:style>
    <style:style style:name="Tableau4.A1" style:family="table-cell" style:data-style-name="N0">
      <style:table-cell-properties style:vertical-align="" fo:background-color="transparent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E1" style:family="table-cell" style:data-style-name="N0">
      <style:table-cell-properties style:vertical-align="" fo:background-color="transparent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4.A2" style:family="table-cell" style:data-style-name="N0">
      <style:table-cell-properties style:vertical-align="" fo:background-color="transparent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4.E2" style:family="table-cell" style:data-style-name="N0">
      <style:table-cell-properties style:vertical-align="" fo:background-color="transparent" fo:padding-left="0.101cm" fo:padding-right="0.101cm" fo:padding-top="0.049cm" fo:padding-bottom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4.251cm" table:align="left"/>
    </style:style>
    <style:style style:name="Tableau5.A" style:family="table-column">
      <style:table-column-properties style:column-width="0.6cm"/>
    </style:style>
    <style:style style:name="Tableau5.B" style:family="table-column">
      <style:table-column-properties style:column-width="1.217cm"/>
    </style:style>
    <style:style style:name="Tableau5.1" style:family="table-row">
      <style:table-row-properties style:min-row-height="0.596cm"/>
    </style:style>
    <style:style style:name="Tableau5.A1" style:family="table-cell">
      <style:table-cell-properties style:vertical-align="middle"/>
    </style:style>
    <style:style style:name="Tableau5.B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D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5.2" style:family="table-row">
      <style:table-row-properties style:min-row-height="0.55cm"/>
    </style:style>
    <style:style style:name="Tableau5.B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5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7" style:family="table">
      <style:table-properties style:width="3.039cm" table:align="left"/>
    </style:style>
    <style:style style:name="Tableau27.A" style:family="table-column">
      <style:table-column-properties style:column-width="0.601cm"/>
    </style:style>
    <style:style style:name="Tableau27.B" style:family="table-column">
      <style:table-column-properties style:column-width="1.221cm"/>
    </style:style>
    <style:style style:name="Tableau27.C" style:family="table-column">
      <style:table-column-properties style:column-width="1.217cm"/>
    </style:style>
    <style:style style:name="Tableau27.1" style:family="table-row">
      <style:table-row-properties style:min-row-height="0.55cm"/>
    </style:style>
    <style:style style:name="Tableau27.A1" style:family="table-cell">
      <style:table-cell-properties style:vertical-align="middle"/>
    </style:style>
    <style:style style:name="Tableau27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7.C1" style:family="table-cell" style:data-style-name="N0">
      <style:table-cell-properties style:vertical-align="middle" fo:padding="0.097cm" fo:border="0.5pt solid #000000"/>
    </style:style>
    <style:style style:name="Tableau27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7.C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4.251cm" table:align="left"/>
    </style:style>
    <style:style style:name="Tableau6.A" style:family="table-column">
      <style:table-column-properties style:column-width="0.6cm"/>
    </style:style>
    <style:style style:name="Tableau6.B" style:family="table-column">
      <style:table-column-properties style:column-width="1.217cm"/>
    </style:style>
    <style:style style:name="Tableau6.1" style:family="table-row">
      <style:table-row-properties style:min-row-height="0.55cm"/>
    </style:style>
    <style:style style:name="Tableau6.A1" style:family="table-cell">
      <style:table-cell-properties style:vertical-align="middle"/>
    </style:style>
    <style:style style:name="Tableau6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D1" style:family="table-cell" style:data-style-name="N0">
      <style:table-cell-properties style:vertical-align="middle" fo:padding="0.097cm" fo:border="0.5pt solid #000000"/>
    </style:style>
    <style:style style:name="Tableau6.2" style:family="table-row">
      <style:table-row-properties style:min-row-height="0.6cm"/>
    </style:style>
    <style:style style:name="Tableau6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6.D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4.233cm" table:align="left"/>
    </style:style>
    <style:style style:name="Tableau7.A" style:family="table-column">
      <style:table-column-properties style:column-width="0.6cm"/>
    </style:style>
    <style:style style:name="Tableau7.B" style:family="table-column">
      <style:table-column-properties style:column-width="1.744cm"/>
    </style:style>
    <style:style style:name="Tableau7.C" style:family="table-column">
      <style:table-column-properties style:column-width="1.889cm"/>
    </style:style>
    <style:style style:name="Tableau7.A1" style:family="table-cell">
      <style:table-cell-properties style:vertical-align="middle"/>
    </style:style>
    <style:style style:name="Tableau7.B1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0.5pt solid #000000" fo:border-bottom="0.5pt solid #000000"/>
    </style:style>
    <style:style style:name="Tableau7.C1" style:family="table-cell">
      <style:table-cell-properties style:vertical-align="middle" fo:padding-left="0cm" fo:padding-right="0cm" fo:padding-top="0.101cm" fo:padding-bottom="0.101cm" fo:border="0.5pt solid #000000"/>
    </style:style>
    <style:style style:name="Tableau7.2" style:family="table-row">
      <style:table-row-properties style:min-row-height="0.55cm"/>
    </style:style>
    <style:style style:name="Tableau7.B2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-left="0cm" fo:padding-right="0cm" fo:padding-top="0.101cm" fo:padding-bottom="0.101cm" fo:border-left="0.5pt solid #000000" fo:border-right="0.5pt solid #000000" fo:border-top="none" fo:border-bottom="0.5pt solid #000000"/>
    </style:style>
    <style:style style:name="Tableau11" style:family="table">
      <style:table-properties style:width="9.151cm" table:align="margins"/>
    </style:style>
    <style:style style:name="Tableau11.A" style:family="table-column">
      <style:table-column-properties style:column-width="1.831cm" style:rel-column-width="13107*"/>
    </style:style>
    <style:style style:name="Tableau11.B" style:family="table-column">
      <style:table-column-properties style:column-width="7.32cm" style:rel-column-width="52428*"/>
    </style:style>
    <style:style style:name="Tableau11.1" style:family="table-row">
      <style:table-row-properties style:row-height="1.6cm"/>
    </style:style>
    <style:style style:name="Tableau11.A1" style:family="table-cell">
      <style:table-cell-properties style:vertical-align="middle" fo:padding="0.097cm" fo:border="none"/>
    </style:style>
    <style:style style:name="Tableau11.B1.1" style:family="table-row">
      <style:table-row-properties style:row-height="0.799cm"/>
    </style:style>
    <style:style style:name="Tableau11.B1.1.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1.B1.4.1" style:family="table-cell">
      <style:table-cell-properties style:vertical-align="middle" fo:padding="0.097cm" fo:border="0.5pt solid #000000"/>
    </style:style>
    <style:style style:name="Tableau11.B1.1.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1.B1.4.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2" style:family="table">
      <style:table-properties style:width="9.151cm" table:align="margins"/>
    </style:style>
    <style:style style:name="Tableau12.A" style:family="table-column">
      <style:table-column-properties style:column-width="1.831cm" style:rel-column-width="13107*"/>
    </style:style>
    <style:style style:name="Tableau12.B" style:family="table-column">
      <style:table-column-properties style:column-width="7.32cm" style:rel-column-width="52428*"/>
    </style:style>
    <style:style style:name="Tableau12.1" style:family="table-row">
      <style:table-row-properties style:row-height="1.6cm"/>
    </style:style>
    <style:style style:name="Tableau12.A1" style:family="table-cell">
      <style:table-cell-properties style:vertical-align="middle" fo:padding="0.097cm" fo:border="none"/>
    </style:style>
    <style:style style:name="Tableau12.B1.1" style:family="table-row">
      <style:table-row-properties style:row-height="0.799cm"/>
    </style:style>
    <style:style style:name="Tableau12.B1.1.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2.B1.4.1" style:family="table-cell">
      <style:table-cell-properties style:vertical-align="middle" fo:padding="0.097cm" fo:border="0.5pt solid #000000"/>
    </style:style>
    <style:style style:name="Tableau12.B1.1.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2.B1.3.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2.B1.4.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" style:family="table">
      <style:table-properties style:width="9.151cm" table:align="margins"/>
    </style:style>
    <style:style style:name="Tableau14.A" style:family="table-column">
      <style:table-column-properties style:column-width="1.831cm" style:rel-column-width="13107*"/>
    </style:style>
    <style:style style:name="Tableau14.B" style:family="table-column">
      <style:table-column-properties style:column-width="7.32cm" style:rel-column-width="52428*"/>
    </style:style>
    <style:style style:name="Tableau14.1" style:family="table-row">
      <style:table-row-properties style:row-height="1.6cm"/>
    </style:style>
    <style:style style:name="Tableau14.A1" style:family="table-cell">
      <style:table-cell-properties style:vertical-align="middle" fo:padding="0.097cm" fo:border="none"/>
    </style:style>
    <style:style style:name="Tableau14.B1.1" style:family="table-row">
      <style:table-row-properties style:row-height="0.799cm"/>
    </style:style>
    <style:style style:name="Tableau14.B1.1.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4.B1.4.1" style:family="table-cell" style:data-style-name="N0">
      <style:table-cell-properties style:vertical-align="middle" fo:padding="0.097cm" fo:border="0.5pt solid #000000"/>
    </style:style>
    <style:style style:name="Tableau14.B1.1.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4.B1.4.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9.151cm" table:align="margins"/>
    </style:style>
    <style:style style:name="Tableau9.A" style:family="table-column">
      <style:table-column-properties style:column-width="1.526cm" style:rel-column-width="10922*"/>
    </style:style>
    <style:style style:name="Tableau9.F" style:family="table-column">
      <style:table-column-properties style:column-width="1.526cm" style:rel-column-width="10925*"/>
    </style:style>
    <style:style style:name="Tableau9.1" style:family="table-row">
      <style:table-row-properties style:min-row-height="0.801cm"/>
    </style:style>
    <style:style style:name="Tableau9.A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F1" style:family="table-cell" style:data-style-name="N0">
      <style:table-cell-properties style:vertical-align="middle" fo:padding="0.097cm" fo:border="0.5pt solid #000000"/>
    </style:style>
    <style:style style:name="Tableau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9.151cm" table:align="margins"/>
    </style:style>
    <style:style style:name="Tableau10.A" style:family="table-column">
      <style:table-column-properties style:column-width="1.526cm" style:rel-column-width="10922*"/>
    </style:style>
    <style:style style:name="Tableau10.F" style:family="table-column">
      <style:table-column-properties style:column-width="1.526cm" style:rel-column-width="10925*"/>
    </style:style>
    <style:style style:name="Tableau10.1" style:family="table-row">
      <style:table-row-properties style:row-height="0.801cm"/>
    </style:style>
    <style:style style:name="Tableau10.A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0.F1" style:family="table-cell" style:data-style-name="N0">
      <style:table-cell-properties style:vertical-align="middle" fo:padding="0.097cm" fo:border="0.5pt solid #000000"/>
    </style:style>
    <style:style style:name="Tableau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0.F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5" style:family="table">
      <style:table-properties style:width="9.151cm" table:align="margins"/>
    </style:style>
    <style:style style:name="Tableau15.A" style:family="table-column">
      <style:table-column-properties style:column-width="0.6cm" style:rel-column-width="4294*"/>
    </style:style>
    <style:style style:name="Tableau15.B" style:family="table-column">
      <style:table-column-properties style:column-width="1.199cm" style:rel-column-width="8589*"/>
    </style:style>
    <style:style style:name="Tableau15.E" style:family="table-column">
      <style:table-column-properties style:column-width="0.3cm" style:rel-column-width="2147*"/>
    </style:style>
    <style:style style:name="Tableau15.F" style:family="table-column">
      <style:table-column-properties style:column-width="0.75cm" style:rel-column-width="5368*"/>
    </style:style>
    <style:style style:name="Tableau15.J" style:family="table-column">
      <style:table-column-properties style:column-width="0.307cm" style:rel-column-width="2192*"/>
    </style:style>
    <style:style style:name="Tableau15.1" style:family="table-row">
      <style:table-row-properties style:row-height="1cm"/>
    </style:style>
    <style:style style:name="Tableau15.A1" style:family="table-cell">
      <style:table-cell-properties fo:padding-left="0cm" fo:padding-right="0.101cm" fo:padding-top="0.101cm" fo:padding-bottom="0.101cm" fo:border="none"/>
    </style:style>
    <style:style style:name="Tableau15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5.D1" style:family="table-cell">
      <style:table-cell-properties style:vertical-align="middle" fo:padding="0.097cm" fo:border="0.5pt solid #000000"/>
    </style:style>
    <style:style style:name="Tableau15.E1" style:family="table-cell">
      <style:table-cell-properties style:vertical-align="" fo:padding="0.097cm" fo:border="none"/>
    </style:style>
    <style:style style:name="Tableau15.F1" style:family="table-cell">
      <style:table-cell-properties style:vertical-align="" fo:padding-left="0.15cm" fo:padding-right="0.101cm" fo:padding-top="0.101cm" fo:padding-bottom="0.101cm" fo:border-left="1pt solid #b2b2b2" fo:border-right="none" fo:border-top="none" fo:border-bottom="none"/>
    </style:style>
    <style:style style:name="Tableau15.I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5.J1" style:family="table-cell">
      <style:table-cell-properties style:vertical-align="middle" fo:padding="0.097cm" fo:border-left="0.5pt solid #000000" fo:border-right="0.5pt solid #ffffff" fo:border-top="0.5pt solid #ffffff" fo:border-bottom="0.5pt solid #ffffff"/>
    </style:style>
    <style:style style:name="Tableau15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5.E2" style:family="table-cell" style:data-style-name="N0">
      <style:table-cell-properties style:vertical-align="" fo:padding="0.097cm" fo:border="none"/>
    </style:style>
    <style:style style:name="Tableau15.F2" style:family="table-cell" style:data-style-name="N0">
      <style:table-cell-properties style:vertical-align="" fo:padding-left="0.15cm" fo:padding-right="0.101cm" fo:padding-top="0.101cm" fo:padding-bottom="0.101cm" fo:border-left="1pt solid #b2b2b2" fo:border-right="none" fo:border-top="none" fo:border-bottom="none"/>
    </style:style>
    <style:style style:name="Tableau15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J2" style:family="table-cell">
      <style:table-cell-properties style:vertical-align="middle" fo:padding="0.097cm" fo:border-left="0.5pt solid #000000" fo:border-right="0.5pt solid #ffffff" fo:border-top="none" fo:border-bottom="0.5pt solid #ffffff"/>
    </style:style>
    <style:style style:name="Tableau2" style:family="table">
      <style:table-properties style:width="9.148cm" table:align="left"/>
    </style:style>
    <style:style style:name="Tableau2.A" style:family="table-column">
      <style:table-column-properties style:column-width="4.994cm"/>
    </style:style>
    <style:style style:name="Tableau2.B" style:family="table-column">
      <style:table-column-properties style:column-width="1.385cm"/>
    </style:style>
    <style:style style:name="Tableau2.1" style:family="table-row">
      <style:table-row-properties style:row-height="0.801cm"/>
    </style:style>
    <style:style style:name="Tableau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paragraph-properties fo:line-height="0.049cm"/>
      <style:text-properties fo:font-size="6pt" style:font-size-asian="5.25pt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Bitstream Vera Sans1" fo:font-size="10pt" fo:font-style="normal" officeooo:paragraph-rsid="0015a3d1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Bitstream Vera Sans1" fo:font-style="normal" officeooo:paragraph-rsid="0015a3d1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Bitstream Vera Sans1" fo:font-size="9pt" fo:font-style="normal" officeooo:paragraph-rsid="0015a3d1" style:font-size-asian="9pt" style:font-style-asian="normal" style:font-size-complex="9pt" style:font-style-complex="normal"/>
    </style:style>
    <style:style style:name="P10" style:family="paragraph" style:parent-style-name="Standard">
      <style:text-properties style:font-name="Bitstream Vera Sans6" fo:font-size="10pt" fo:font-style="normal" officeooo:paragraph-rsid="00114eaf" style:font-size-asian="10pt" style:font-style-asian="normal" style:font-size-complex="10pt" style:font-style-complex="normal"/>
    </style:style>
    <style:style style:name="P11" style:family="paragraph" style:parent-style-name="Standard">
      <style:text-properties officeooo:paragraph-rsid="0015a3d1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4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2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text-properties officeooo:rsid="00178920" officeooo:paragraph-rsid="00178920"/>
    </style:style>
    <style:style style:name="P25" style:family="paragraph" style:parent-style-name="Footer">
      <style:text-properties officeooo:paragraph-rsid="00229be3"/>
    </style:style>
    <style:style style:name="P2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_5f_En-tête">
      <style:text-properties officeooo:rsid="001071b5" officeooo:paragraph-rsid="001071b5"/>
    </style:style>
    <style:style style:name="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.212cm" loext:contextual-spacing="false" fo:text-align="center" style:justify-single-word="false" fo:text-indent="0cm" style:auto-text-indent="false" fo:background-color="transparent" text:number-lines="false" text:line-number="0"/>
      <style:text-properties officeooo:paragraph-rsid="0012a187"/>
    </style:style>
    <style:style style:name="P33" style:family="paragraph" style:parent-style-name="Table_20_Contents">
      <style:paragraph-properties fo:text-align="center" style:justify-single-word="false"/>
      <style:text-properties officeooo:paragraph-rsid="0007ad83"/>
    </style:style>
    <style:style style:name="P34" style:family="paragraph" style:parent-style-name="Table_20_Contents">
      <style:paragraph-properties fo:text-align="center" style:justify-single-word="false"/>
      <style:text-properties officeooo:paragraph-rsid="0012a187"/>
    </style:style>
    <style:style style:name="P35" style:family="paragraph" style:parent-style-name="Table_20_Contents">
      <style:paragraph-properties fo:text-align="justify" style:justify-single-word="false"/>
      <style:text-properties style:font-name="Bitstream Vera Sans" fo:font-size="10pt" officeooo:paragraph-rsid="001c9ad2"/>
    </style:style>
    <style:style style:name="P36" style:family="paragraph" style:parent-style-name="Table_20_Contents">
      <style:paragraph-properties fo:text-align="end" style:justify-single-word="false"/>
      <style:text-properties fo:color="#e8c32a" style:font-name="Bitstream Vera Sans" fo:font-size="10pt" fo:font-weight="bold" officeooo:paragraph-rsid="001c9ad2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e8c32a" style:font-name="Bitstream Vera Sans" fo:font-size="10pt" fo:font-weight="bold" officeooo:paragraph-rsid="001c9ad2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e8c32a" style:font-name="Bitstream Vera Sans" fo:font-size="10pt" fo:font-weight="bold" officeooo:paragraph-rsid="003058ba" style:font-weight-asian="bold" style:font-weight-complex="bold"/>
    </style:style>
    <style:style style:name="P39" style:family="paragraph" style:parent-style-name="Text_20_body">
      <style:paragraph-properties fo:margin-top="0cm" fo:margin-bottom="0cm" loext:contextual-spacing="false"/>
      <style:text-properties officeooo:paragraph-rsid="0015a3d1"/>
    </style:style>
    <style:style style:name="P40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4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9pt" officeooo:rsid="0015a3d1" officeooo:paragraph-rsid="0015a3d1" style:font-size-asian="9pt" style:font-size-complex="9pt"/>
    </style:style>
    <style:style style:name="P4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9pt" officeooo:paragraph-rsid="0012a187" style:font-size-asian="9pt" style:font-size-complex="9pt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9pt" officeooo:paragraph-rsid="0007ad83" style:font-size-asian="9pt" style:font-size-complex="9pt"/>
    </style:style>
    <style:style style:name="P4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" fo:font-size="9pt" officeooo:paragraph-rsid="001c9ad2" style:font-size-asian="9pt" style:font-size-complex="9pt"/>
    </style:style>
    <style:style style:name="P45" style:family="paragraph" style:parent-style-name="Standard">
      <style:paragraph-properties fo:margin-top="0.101cm" fo:margin-bottom="0.101cm" loext:contextual-spacing="false"/>
      <style:text-properties officeooo:paragraph-rsid="00114eaf"/>
    </style:style>
    <style:style style:name="P46" style:family="paragraph" style:parent-style-name="Standard">
      <style:paragraph-properties fo:margin-top="0.4cm" fo:margin-bottom="0cm" loext:contextual-spacing="false" style:shadow="none"/>
      <style:text-properties style:font-name="Bitstream Vera Sans1" fo:font-size="10pt" fo:font-style="normal" fo:font-weight="bold" officeooo:paragraph-rsid="00114eaf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margin-top="0cm" fo:margin-bottom="0.15cm" loext:contextual-spacing="false" fo:text-align="center" style:justify-single-word="false"/>
      <style:text-properties officeooo:paragraph-rsid="00114eaf"/>
    </style:style>
    <style:style style:name="P48" style:family="paragraph" style:parent-style-name="FILET_5f_POINTILLES">
      <style:text-properties officeooo:paragraph-rsid="00259419"/>
    </style:style>
    <style:style style:name="P49" style:family="paragraph" style:parent-style-name="_5f_Paragraphe_20__20_de_20_méthode">
      <loext:graphic-properties draw:fill="none" draw:fill-image-width="0cm" draw:fill-image-height="0cm"/>
      <style:paragraph-properties fo:text-align="center" style:justify-single-word="false" fo:background-color="transparent"/>
      <style:text-properties fo:color="#000000" style:text-outline="false" style:text-line-through-style="none" style:text-line-through-type="none" style:font-name="Bitstream Vera Sans5" fo:font-size="9pt" fo:font-style="normal" fo:text-shadow="none" style:text-underline-style="none" fo:font-weight="normal" officeooo:paragraph-rsid="00114ea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_5f_Paragraphe_20_livret_20_">
      <style:paragraph-properties fo:text-align="center" style:justify-single-word="false"/>
      <style:text-properties fo:font-size="9pt" officeooo:paragraph-rsid="0012a187" style:font-size-asian="9pt" style:font-size-complex="9pt"/>
    </style:style>
    <style:style style:name="P51" style:family="paragraph" style:parent-style-name="Exo_5f_Num">
      <style:paragraph-properties fo:margin-top="0.87cm" fo:margin-bottom="0.3cm" loext:contextual-spacing="false"/>
    </style:style>
    <style:style style:name="P52" style:family="paragraph" style:parent-style-name="Exo_5f_Num" style:list-style-name="Num_5f_Exo">
      <style:paragraph-properties fo:margin-top="0.499cm" fo:margin-bottom="0.199cm" loext:contextual-spacing="false"/>
      <style:text-properties officeooo:paragraph-rsid="0015a3d1"/>
    </style:style>
    <style:style style:name="P53" style:family="paragraph" style:parent-style-name="Exo_5f_Num" style:list-style-name="Num_5f_Exo" style:master-page-name="">
      <style:paragraph-properties fo:margin-top="0.499cm" fo:margin-bottom="0.199cm" loext:contextual-spacing="false" style:page-number="auto" fo:break-before="auto" fo:break-after="auto"/>
      <style:text-properties officeooo:paragraph-rsid="0022fede"/>
    </style:style>
    <style:style style:name="P54" style:family="paragraph" style:parent-style-name="Exo_5f_Num" style:list-style-name="Num_5f_Exo">
      <style:paragraph-properties fo:margin-top="0.55cm" fo:margin-bottom="0.199cm" loext:contextual-spacing="false"/>
      <style:text-properties officeooo:paragraph-rsid="001c9ad2"/>
    </style:style>
    <style:style style:name="P55" style:family="paragraph" style:parent-style-name="Exo_5f_Num">
      <style:paragraph-properties fo:margin-top="0cm" fo:margin-bottom="0cm" loext:contextual-spacing="false"/>
      <style:text-properties fo:font-variant="normal" fo:text-transform="none" fo:font-size="2pt" officeooo:rsid="0015e0ae" officeooo:paragraph-rsid="0022fede" style:font-size-asian="1.75pt" style:font-size-complex="2pt"/>
    </style:style>
    <style:style style:name="P56" style:family="paragraph" style:parent-style-name="FILET_5f_POINTILLES" style:list-style-name="Num_5f_Exo">
      <style:paragraph-properties fo:margin-top="0cm" fo:margin-bottom="0cm" loext:contextual-spacing="false"/>
      <style:text-properties fo:color="#b3b3b3" officeooo:rsid="0015e0ae" officeooo:paragraph-rsid="00259419"/>
    </style:style>
    <style:style style:name="P57" style:family="paragraph" style:parent-style-name="FILET_5f_POINTILLES" style:list-style-name="Num_5f_Exo">
      <style:paragraph-properties fo:margin-top="0cm" fo:margin-bottom="0cm" loext:contextual-spacing="false"/>
      <style:text-properties fo:color="#b3b3b3" style:font-name="Bitstream Vera Sans6" fo:font-size="10pt" fo:font-style="normal" officeooo:rsid="0015e0ae" officeooo:paragraph-rsid="00259419" style:font-size-asian="10pt" style:font-style-asian="normal" style:font-size-complex="10pt" style:font-style-complex="normal"/>
    </style:style>
    <style:style style:name="P58" style:family="paragraph" style:parent-style-name="FILET_5f_POINTILLES" style:list-style-name="Num_5f_Exo">
      <style:paragraph-properties fo:margin-top="0cm" fo:margin-bottom="0cm" loext:contextual-spacing="false"/>
      <style:text-properties officeooo:rsid="0015e0ae" officeooo:paragraph-rsid="00259419"/>
    </style:style>
    <style:style style:name="P59" style:family="paragraph" style:parent-style-name="FILET_5f_POINTILLES" style:list-style-name="Num_5f_Exo">
      <style:paragraph-properties fo:margin-top="0cm" fo:margin-bottom="0.499cm" loext:contextual-spacing="false"/>
      <style:text-properties fo:color="#b3b3b3" officeooo:rsid="0015e0ae" officeooo:paragraph-rsid="00259419"/>
    </style:style>
    <style:style style:name="P60" style:family="paragraph" style:parent-style-name="Standard" style:list-style-name="liste_5f_abc">
      <style:text-properties officeooo:paragraph-rsid="00114eaf"/>
    </style:style>
    <style:style style:name="P61" style:family="paragraph" style:parent-style-name="Standard" style:list-style-name="liste_5f_abc">
      <style:paragraph-properties fo:margin-top="0.101cm" fo:margin-bottom="0cm" loext:contextual-spacing="false"/>
      <style:text-properties officeooo:paragraph-rsid="00114eaf"/>
    </style:style>
    <style:style style:name="P62" style:family="paragraph" style:parent-style-name="Standard" style:list-style-name="liste_5f_abc">
      <style:paragraph-properties fo:margin-top="0.101cm" fo:margin-bottom="0cm" loext:contextual-spacing="false"/>
      <style:text-properties officeooo:paragraph-rsid="002ecdda"/>
    </style:style>
    <style:style style:name="P63" style:family="paragraph" style:parent-style-name="Standard" style:list-style-name="liste_5f_abc">
      <style:paragraph-properties fo:margin-top="0.101cm" fo:margin-bottom="0cm" loext:contextual-spacing="false" fo:text-align="start" style:justify-single-word="false"/>
      <style:text-properties officeooo:paragraph-rsid="00114eaf"/>
    </style:style>
    <style:style style:name="P64" style:family="paragraph" style:parent-style-name="Standard" style:list-style-name="liste_5f_abc">
      <style:paragraph-properties fo:margin-top="0.101cm" fo:margin-bottom="0.101cm" loext:contextual-spacing="false"/>
      <style:text-properties fo:font-size="10pt" officeooo:paragraph-rsid="00150e81" style:font-size-asian="10pt" style:font-size-complex="10pt"/>
    </style:style>
    <style:style style:name="P65" style:family="paragraph" style:parent-style-name="Table_20_Contents" style:list-style-name="liste_5f_abc">
      <style:paragraph-properties fo:text-align="start" style:justify-single-word="false"/>
      <style:text-properties officeooo:paragraph-rsid="00114eaf"/>
    </style:style>
    <style:style style:name="P66" style:family="paragraph" style:parent-style-name="Table_20_Contents" style:list-style-name="liste_5f_abc">
      <style:paragraph-properties fo:text-align="start" style:justify-single-word="false"/>
      <style:text-properties officeooo:paragraph-rsid="0007ad83"/>
    </style:style>
    <style:style style:name="P67" style:family="paragraph" style:parent-style-name="Table_20_Contents" style:list-style-name="liste_5f_abc">
      <style:paragraph-properties fo:text-align="start" style:justify-single-word="false"/>
      <style:text-properties officeooo:paragraph-rsid="0012a187"/>
    </style:style>
    <style:style style:name="P68" style:family="paragraph" style:parent-style-name="Table_20_Contents" style:list-style-name="Num_5f_Exo">
      <style:paragraph-properties fo:margin-top="0cm" fo:margin-bottom="0cm" loext:contextual-spacing="false" fo:text-align="center" style:justify-single-word="false"/>
      <style:text-properties style:font-name="Bitstream Vera Sans1" fo:font-size="9pt" fo:font-style="normal" fo:font-weight="bold" officeooo:paragraph-rsid="0022fede" style:font-size-asian="9pt" style:font-style-asian="normal" style:font-weight-asian="bold" style:font-size-complex="9pt" style:font-style-complex="normal" style:font-weight-complex="bold"/>
    </style:style>
    <style:style style:name="P69" style:family="paragraph" style:parent-style-name="Table_20_Contents" style:list-style-name="Num_5f_Exo">
      <style:paragraph-properties fo:margin-top="0cm" fo:margin-bottom="0cm" loext:contextual-spacing="false" fo:text-align="center" style:justify-single-word="false"/>
      <style:text-properties style:font-name="Bitstream Vera Sans1" fo:font-size="9pt" fo:font-style="normal" officeooo:paragraph-rsid="0022fede" style:font-size-asian="9pt" style:font-style-asian="normal" style:font-size-complex="9pt" style:font-style-complex="normal"/>
    </style:style>
    <style:style style:name="P70" style:family="paragraph" style:parent-style-name="Table_20_Heading" style:list-style-name="Num_5f_Exo">
      <style:paragraph-properties fo:margin-top="0cm" fo:margin-bottom="0cm" loext:contextual-spacing="false" fo:text-align="center" style:justify-single-word="false"/>
      <style:text-properties style:font-name="Bitstream Vera Sans1" fo:font-size="9pt" fo:font-style="normal" fo:font-weight="bold" officeooo:paragraph-rsid="0022fede" style:font-size-asian="9pt" style:font-style-asian="normal" style:font-weight-asian="bold" style:font-size-complex="9pt" style:font-style-complex="normal" style:font-weight-complex="bold"/>
    </style:style>
    <style:style style:name="P71" style:family="paragraph" style:parent-style-name="Table_20_Heading" style:list-style-name="Num_5f_Exo">
      <style:paragraph-properties fo:margin-top="0cm" fo:margin-bottom="0cm" loext:contextual-spacing="false" fo:text-align="center" style:justify-single-word="false"/>
      <style:text-properties style:font-name="Bitstream Vera Sans1" fo:font-size="9pt" fo:font-style="normal" officeooo:paragraph-rsid="0022fede" style:font-size-asian="9pt" style:font-style-asian="normal" style:font-size-complex="9pt" style:font-style-complex="normal"/>
    </style:style>
    <style:style style:name="P72" style:family="paragraph" style:parent-style-name="_5f_Paragraphe_20_livret_20_" style:list-style-name="liste_5f_abc" style:master-page-name="">
      <style:paragraph-properties fo:margin-top="0cm" fo:margin-bottom="0cm" loext:contextual-spacing="false" fo:keep-together="always" style:page-number="auto"/>
      <style:text-properties fo:font-style="normal" officeooo:paragraph-rsid="0022fede" style:font-style-asian="normal" style:font-style-complex="normal"/>
    </style:style>
    <style:style style:name="P73" style:family="paragraph" style:parent-style-name="_5f_Paragraphe_20_livret_20_" style:list-style-name="liste_5f_abc">
      <style:paragraph-properties fo:margin-top="0.3cm" fo:margin-bottom="0cm" loext:contextual-spacing="false"/>
      <style:text-properties fo:font-style="normal" officeooo:rsid="001bc944" officeooo:paragraph-rsid="0031f0ec" style:font-style-asian="normal" style:font-style-complex="normal"/>
    </style:style>
    <style:style style:name="P74" style:family="paragraph" style:parent-style-name="_5f_Paragraphe_20_livret_20_" style:list-style-name="liste_5f_abc">
      <style:paragraph-properties fo:margin-top="0.3cm" fo:margin-bottom="0.199cm" loext:contextual-spacing="false"/>
      <style:text-properties fo:font-style="normal" officeooo:rsid="001bc944" officeooo:paragraph-rsid="0022fede" style:font-style-asian="normal" style:font-style-complex="normal"/>
    </style:style>
    <style:style style:name="P75" style:family="paragraph" style:parent-style-name="_5f_Pied_20_de_20_page" style:list-style-name="">
      <style:paragraph-properties fo:text-align="end" style:justify-single-word="false"/>
    </style:style>
    <style:style style:name="P76" style:family="paragraph" style:parent-style-name="_5f_Pied_20_de_20_page">
      <style:paragraph-properties fo:text-align="end" style:justify-single-word="false"/>
    </style:style>
    <style:style style:name="P77" style:family="paragraph" style:parent-style-name="_5f_Pied_20_de_20_page" style:list-style-name=""/>
    <style:style style:name="P7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9" style:family="paragraph" style:parent-style-name="_5f_Titre_20_d_27_exercices_20_livret" style:list-style-name="Num_5f_Exo">
      <style:paragraph-properties fo:margin-top="0.499cm" fo:margin-bottom="0.25cm" loext:contextual-spacing="false"/>
      <style:text-properties officeooo:paragraph-rsid="001c9ad2"/>
    </style:style>
    <style:style style:name="P80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52" fo:break-before="auto" fo:break-after="auto" style:shadow="none"/>
      <style:text-properties style:font-name="Bitstream Vera Sans1" fo:font-size="10pt" fo:font-style="normal" fo:font-weight="bold" officeooo:rsid="00290c92" officeooo:paragraph-rsid="00114eaf" style:font-size-asian="10pt" style:font-style-asian="normal" style:font-weight-asian="bold" style:font-size-complex="10pt" style:font-style-complex="normal" style:font-weight-complex="bold"/>
    </style:style>
    <style:style style:name="P81" style:family="paragraph">
      <style:paragraph-properties fo:text-align="center"/>
      <style:text-properties fo:font-size="12pt"/>
    </style:style>
    <style:style style:name="P82" style:family="paragraph">
      <style:paragraph-properties fo:text-align="center"/>
    </style:style>
    <style:style style:name="P83" style:family="paragraph">
      <loext:graphic-properties draw:fill-color="#ffffff"/>
      <style:paragraph-properties fo:text-align="center"/>
      <style:text-properties fo:font-size="9pt"/>
    </style:style>
    <style:style style:name="P84" style:family="paragraph">
      <style:paragraph-properties fo:margin-top="0cm" fo:margin-bottom="0.199cm" fo:text-align="center"/>
    </style:style>
    <style:style style:name="P85" style:family="paragraph">
      <loext:graphic-properties draw:fill-color="#e8c32a"/>
      <style:paragraph-properties fo:margin-top="0cm" fo:margin-bottom="0.199cm" fo:text-align="center"/>
      <style:text-properties fo:color="#ffffff" style:font-name="Bitstream Vera Sans1" fo:font-size="11pt" fo:font-weight="bold" style:font-size-asian="11pt" style:font-weight-asian="bold" style:font-size-complex="11pt" style:font-weight-complex="bold"/>
    </style:style>
    <style:style style:name="P8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 draw:fill-color="#ffffff"/>
      <style:paragraph-properties fo:text-align="center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P88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29be3"/>
    </style:style>
    <style:style style:name="T6" style:family="text">
      <style:text-properties style:font-name="Bitstream Vera Sans1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style:font-name="Bitstream Vera Sans1" fo:font-size="10pt" style:text-underline-style="none" fo:font-weight="normal" officeooo:rsid="0012125d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9" style:family="text">
      <style:text-properties style:font-name="Bitstream Vera Sans1" fo:font-size="8pt" fo:font-style="normal" style:font-size-asian="8pt" style:font-style-asian="normal" style:font-size-complex="8pt" style:font-style-complex="normal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1267383" fo:background-color="transparent" loext:char-shading-value="0"/>
    </style:style>
    <style:style style:name="T12" style:family="text">
      <style:text-properties officeooo:rsid="0012125d" fo:background-color="transparent" loext:char-shading-value="0"/>
    </style:style>
    <style:style style:name="T13" style:family="text">
      <style:text-properties style:text-position="0% 100%" fo:font-size="10pt" style:text-underline-style="none" fo:font-weight="normal" officeooo:rsid="0013f8a6" fo:background-color="transparent" loext:char-shading-value="0" style:font-size-asian="10pt" style:font-weight-asian="normal" style:font-weight-complex="normal"/>
    </style:style>
    <style:style style:name="T14" style:family="text">
      <style:text-properties style:text-position="0% 100%" fo:font-size="10pt" officeooo:rsid="00425cb8" style:font-size-asian="10pt" style:font-size-complex="10pt"/>
    </style:style>
    <style:style style:name="T15" style:family="text">
      <style:text-properties style:text-position="0% 100%" style:font-name-asian="OpenSymbol1" style:font-style-asian="normal" style:font-name-complex="OpenSymbol1" style:font-style-complex="normal"/>
    </style:style>
    <style:style style:name="T16" style:family="text">
      <style:text-properties fo:color="#0177bf" fo:font-weight="normal" style:font-weight-asian="normal" style:font-weight-complex="normal"/>
    </style:style>
    <style:style style:name="T17" style:family="text">
      <style:text-properties style:font-name="OpenSymbol1" fo:background-color="transparent" loext:char-shading-value="0"/>
    </style:style>
    <style:style style:name="T18" style:family="text">
      <style:text-properties fo:color="#008000" fo:font-weight="bold" fo:background-color="transparent" loext:char-shading-value="0" style:font-weight-asian="bold" style:font-weight-complex="bold"/>
    </style:style>
    <style:style style:name="T19" style:family="text">
      <style:text-properties fo:color="#000000" fo:font-weight="normal" fo:background-color="transparent" loext:char-shading-value="0" style:font-weight-asian="normal" style:font-weight-complex="normal"/>
    </style:style>
    <style:style style:name="T20" style:family="text">
      <style:text-properties fo:color="#1ca2b8" fo:font-weight="bold" style:font-weight-asian="bold" style:font-weight-complex="bold"/>
    </style:style>
    <style:style style:name="T21" style:family="text">
      <style:text-properties fo:color="#1ca2b8" fo:font-size="10pt" fo:font-weight="bold" officeooo:rsid="0012125d" style:font-size-asian="10pt" style:font-weight-asian="bold" style:font-size-complex="10pt" style:font-weight-complex="bold"/>
    </style:style>
    <style:style style:name="T22" style:family="text">
      <style:text-properties fo:color="#7fb241" fo:font-weight="bold" fo:background-color="transparent" loext:char-shading-value="0" style:font-weight-asian="bold" style:font-weight-complex="bold"/>
    </style:style>
    <style:style style:name="T23" style:family="text">
      <style:text-properties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1267383" fo:background-color="transparent" loext:char-shading-value="0" style:font-size-asian="10pt" style:font-weight-asian="normal" style:font-size-complex="10pt" style:font-weight-complex="normal"/>
    </style:style>
    <style:style style:name="T25" style:family="text">
      <style:text-properties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11b464d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12125d" style:font-size-asian="10pt" style:font-weight-asian="normal" style:font-size-complex="10pt" style:font-weight-complex="normal"/>
    </style:style>
    <style:style style:name="T28" style:family="text">
      <style:text-properties style:use-window-font-color="true" style:font-name="Bitstream Vera Sans1" fo:font-size="10pt" fo:font-style="normal" style:font-size-asian="10pt" style:font-style-asian="normal" style:font-size-complex="10pt" style:font-style-complex="normal"/>
    </style:style>
    <style:style style:name="T29" style:family="text">
      <style:text-properties style:use-window-font-color="true" style:font-name="Bitstream Vera Sans1" fo:font-size="10pt" fo:font-style="normal" fo:font-weight="normal" officeooo:rsid="002ecdda" style:font-size-asian="10pt" style:font-style-asian="normal" style:font-size-complex="10pt" style:font-style-complex="normal"/>
    </style:style>
    <style:style style:name="T30" style:family="text">
      <style:text-properties style:use-window-font-color="true" style:font-name="Bitstream Vera Sans1" fo:font-size="10pt" fo:letter-spacing="-0.011cm" fo:font-style="normal" style:font-size-asian="10pt" style:font-style-asian="normal" style:font-size-complex="10pt" style:font-style-complex="normal"/>
    </style:style>
    <style:style style:name="T31" style:family="text">
      <style:text-properties style:use-window-font-color="true" style:font-name="Bitstream Vera Sans1" fo:font-size="10pt" fo:letter-spacing="-0.011cm" fo:font-style="normal" officeooo:rsid="002d490e" style:font-size-asian="10pt" style:font-style-asian="normal" style:font-size-complex="10pt" style:font-style-complex="normal"/>
    </style:style>
    <style:style style:name="T32" style:family="text">
      <style:text-properties fo:text-transform="uppercase" style:text-position="0% 100%" style:font-name-asian="OpenSymbol1" style:font-style-asian="normal" style:font-name-complex="OpenSymbol1" style:font-style-complex="normal"/>
    </style:style>
    <style:style style:name="T33" style:family="text">
      <style:text-properties fo:text-transform="uppercase" style:text-position="0% 100%" style:font-name-asian="OpenSymbol1" style:font-name-complex="OpenSymbol1"/>
    </style:style>
    <style:style style:name="T34" style:family="text">
      <style:text-properties fo:color="#c74028" fo:font-weight="bold" fo:background-color="transparent" loext:char-shading-value="0" style:font-weight-asian="bold" style:font-weight-complex="bold"/>
    </style:style>
    <style:style style:name="T35" style:family="text">
      <style:text-properties officeooo:rsid="002ecdda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OpenSymbol1" fo:font-size="9pt"/>
    </style:style>
    <style:style style:name="T38" style:family="text">
      <style:text-properties style:font-name="Bitstream Vera Sans5" fo:font-size="9pt"/>
    </style:style>
    <style:style style:name="T39" style:family="text">
      <style:text-properties fo:color="#ffffff" style:font-name="Bitstream Vera Sans1" fo:font-size="11pt" fo:font-weight="bold" style:font-size-asian="11pt" style:font-weight-asian="bold" style:font-size-complex="11pt" style:font-weight-complex="bold"/>
    </style:style>
    <style:style style:name="T40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cm" svg:stroke-color="#9d0f89" draw:marker-start-width="0.199cm" draw:marker-end="Arrow_20_concave" draw:marker-end-width="0.199cm" draw:textarea-horizontal-align="center" draw:textarea-vertical-align="middle" fo:padding-top="0.009cm" fo:padding-bottom="0.009cm" fo:padding-left="0.009cm" fo:padding-right="0.009cm" style:run-through="foreground"/>
    </style:style>
    <style:style style:name="gr3" style:family="graphic">
      <style:graphic-properties svg:stroke-width="0.019cm" svg:stroke-color="#9d0f89" draw:fill-color="#ffffff" draw:textarea-horizontal-align="center" draw:textarea-vertical-align="middle" fo:padding-top="0.009cm" fo:padding-bottom="0.009cm" fo:padding-left="0.009cm" fo:padding-right="0.009cm" style:run-through="foreground"/>
    </style:style>
    <style:style style:name="gr4" style:family="graphic">
      <style:graphic-properties svg:stroke-width="0.019cm" svg:stroke-color="#9d0f89" draw:marker-start="Arrow_20_concave" draw:marker-start-width="0.199cm" draw:textarea-horizontal-align="center" draw:textarea-vertical-align="middle" fo:padding-top="0.009cm" fo:padding-bottom="0.009cm" fo:padding-left="0.009cm" fo:padding-right="0.009cm" style:run-through="foreground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0" text:outline-level="1"><draw:g text:anchor-type="paragraph" draw:z-index="15" draw:style-name="gr5"><draw:custom-shape draw:style-name="gr6" draw:text-style-name="P85" svg:width="3.964cm" svg:height="0.641cm" draw:transform="skewX (0.00279252680319092) rotate (0.0872664625997165) translate (-0.370416666666667cm -0.0934861111111111cm)"><text:p text:style-name="P84"><text:span text:style-name="T39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5"><draw:text-box fo:min-height="3.93cm"><text:section text:style-name="Sect1" text:name="Section4"><text:p text:style-name="P40"/><text:p text:style-name="P45"><text:span text:style-name="_5f_Niveau_5f_jaune"><text:span text:style-name="T6">Les </text:span></text:span><text:span text:style-name="_5f_Niveau_5f_jaune"><text:span text:style-name="T7">tableaux ci-dessous sont-ils des tableaux de proportionnalité ?</text:span></text:span></text:p><text:list xml:id="list932201008" text:style-name="liste_5f_abc"><text:list-item><text:list><text:list-item text:start-value="1"><text:p text:style-name="P60"/></text:list-item></text:list></text:list-item></text:list><table:table table:name="Tableau1" table:style-name="Tableau1"><table:table-column table:style-name="Tableau1.A" table:number-columns-repeated="5"/><table:table-row table:style-name="Tableau1.1"><table:table-cell table:style-name="Tableau1.A1" office:value-type="float" office:value="5"><text:p text:style-name="P49">5</text:p></table:table-cell><table:table-cell table:style-name="Tableau1.A1" office:value-type="float" office:value="8"><text:p text:style-name="P49">8</text:p></table:table-cell><table:table-cell table:style-name="Tableau1.A1" office:value-type="float" office:value="14"><text:p text:style-name="P49">14</text:p></table:table-cell><table:table-cell table:style-name="Tableau1.A1" office:value-type="float" office:value="19"><text:p text:style-name="P49">19</text:p></table:table-cell><table:table-cell table:style-name="Tableau1.E1" office:value-type="float" office:value="24"><text:p text:style-name="P49">24</text:p></table:table-cell></table:table-row><table:table-row table:style-name="Tableau1.1"><table:table-cell table:style-name="Tableau1.A2" office:value-type="float" office:value="12"><text:p text:style-name="P49">12</text:p></table:table-cell><table:table-cell table:style-name="Tableau1.A2" office:value-type="float" office:value="19.2"><text:p text:style-name="P49">19,2</text:p></table:table-cell><table:table-cell table:style-name="Tableau1.A2" office:value-type="float" office:value="33.6"><text:p text:style-name="P49">33,6</text:p></table:table-cell><table:table-cell table:style-name="Tableau1.A2" office:value-type="float" office:value="45.6"><text:p text:style-name="P49">45,6</text:p></table:table-cell><table:table-cell table:style-name="Tableau1.E2" office:value-type="float" office:value="57.6"><text:p text:style-name="P49">57,6</text:p></table:table-cell></table:table-row></table:table><text:list xml:id="list83640352280067" text:continue-numbering="true" text:style-name="liste_5f_abc"><text:list-item><text:p text:style-name="P61"/></text:list-item></text:list><table:table table:name="Tableau4" table:style-name="Tableau4"><table:table-column table:style-name="Tableau4.A" table:number-columns-repeated="5"/><table:table-row table:style-name="Tableau4.1"><table:table-cell table:style-name="Tableau4.A1" office:value-type="float" office:value="12"><text:p text:style-name="P49">12</text:p></table:table-cell><table:table-cell table:style-name="Tableau4.A1" office:value-type="float" office:value="18"><text:p text:style-name="P49">18</text:p></table:table-cell><table:table-cell table:style-name="Tableau4.A1" office:value-type="float" office:value="32"><text:p text:style-name="P49">32</text:p></table:table-cell><table:table-cell table:style-name="Tableau4.A1" office:value-type="float" office:value="27"><text:p text:style-name="P49">27</text:p></table:table-cell><table:table-cell table:style-name="Tableau4.E1" office:value-type="float" office:value="54"><text:p text:style-name="P49">54</text:p></table:table-cell></table:table-row><table:table-row table:style-name="Tableau4.1"><table:table-cell table:style-name="Tableau4.A2" office:value-type="float" office:value="8"><text:p text:style-name="P49">8</text:p></table:table-cell><table:table-cell table:style-name="Tableau4.A2" office:value-type="float" office:value="12"><text:p text:style-name="P49">12</text:p></table:table-cell><table:table-cell table:style-name="Tableau4.A2" office:value-type="float" office:value="20"><text:p text:style-name="P49">20</text:p></table:table-cell><table:table-cell table:style-name="Tableau4.A2" office:value-type="float" office:value="18"><text:p text:style-name="P49">18</text:p></table:table-cell><table:table-cell table:style-name="Tableau4.E2" office:value-type="float" office:value="36"><text:p text:style-name="P49">36</text:p></table:table-cell></table:table-row></table:table><text:p text:style-name="P46"><text:span text:style-name="Bold_5f_niv1">Correction</text:span></text:p><text:list xml:id="list83640241114910" text:continue-list="list83640352280067" text:style-name="liste_5f_abc"><text:list-item text:start-value="1"><text:p text:style-name="P63"><text:span text:style-name="T10">On calcule les quotients, </text:span><text:span text:style-name="T11">pouvant</text:span><text:span text:style-name="T12"> être <text:line-break/>le coefficient de proportionnalité</text:span><text:span text:style-name="T10"> :</text:span></text:p><text:list><text:list-header><text:p text:style-name="P62"><draw:frame draw:style-name="fr5" draw:name="Objet4" text:anchor-type="as-char" svg:width="0.617cm" svg:height="0.87cm" draw:z-index="6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_5f_Symbole"><text:span text:style-name="T14">=</text:span></text:span> <text:span text:style-name="T20">2,4</text:span> ;<draw:frame draw:style-name="fr5" draw:name="Objet5" text:anchor-type="as-char" svg:width="1.051cm" svg:height="0.87cm" draw:z-index="7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_5f_Symbole"><text:span text:style-name="T14">=</text:span></text:span> <text:span text:style-name="T20">2,4</text:span> ;<draw:frame draw:style-name="fr5" draw:name="Objet6" text:anchor-type="as-char" svg:width="1.051cm" svg:height="0.87cm" draw:z-index="8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_5f_Symbole"><text:span text:style-name="T14">=</text:span></text:span><text:span text:style-name="T16"> </text:span><text:span text:style-name="T20">2,4</text:span> ;</text:p><text:p text:style-name="P62"><draw:frame draw:style-name="fr5" draw:name="Objet7" text:anchor-type="as-char" svg:width="0.953cm" svg:height="0.87cm" draw:z-index="9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_5f_Symbole"><text:span text:style-name="T14">=</text:span></text:span> <text:span text:style-name="T20">2,4</text:span><text:span text:style-name="T16"> </text:span>;<draw:frame draw:style-name="fr5" draw:name="Objet8" text:anchor-type="as-char" svg:width="1.051cm" svg:height="0.87cm" draw:z-index="10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_5f_Symbole"><text:span text:style-name="T14">=</text:span></text:span> <text:span text:style-name="T20">2,4</text:span> </text:p><text:p text:style-name="P61"><text:span text:style-name="_5f_correction"><text:span text:style-name="T24">Ils</text:span></text:span><text:span text:style-name="_5f_correction"><text:span text:style-name="T23"> sont égaux donc c’est un tableau <text:line-break/>de proportionna</text:span></text:span><text:span text:style-name="_5f_correction"><text:span text:style-name="T25">lité </text:span></text:span><text:span text:style-name="_5f_correction"><text:span text:style-name="T26">de</text:span></text:span><text:span text:style-name="_5f_correction"><text:span text:style-name="T27"> coefficient </text:span></text:span><text:span text:style-name="_5f_correction"><text:span text:style-name="T21">2,4</text:span></text:span><text:span text:style-name="_5f_correction"><text:span text:style-name="T27">. </text:span></text:span></text:p></text:list-header></text:list></text:list-item><text:list-item><text:p text:style-name="P64"><text:span text:style-name="T17"><draw:frame draw:style-name="fr5" draw:name="Objet9" text:anchor-type="as-char" svg:width="0.617cm" svg:height="0.87cm" draw:z-index="11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7">=</text:span><text:span text:style-name="T10"> </text:span><text:span text:style-name="T22">1,5</text:span><text:span text:style-name="T19"> ;</text:span><text:span text:style-name="T10"><draw:frame draw:style-name="fr5" draw:name="Objet15" text:anchor-type="as-char" svg:width="0.716cm" svg:height="0.87cm" draw:z-index="12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7">=</text:span><text:span text:style-name="T10"> </text:span><text:span text:style-name="T22">1,5</text:span><text:span text:style-name="T19"> ;</text:span><text:span text:style-name="T18"><draw:frame draw:style-name="fr4" draw:name="Objet16" text:anchor-type="as-char" svg:y="-0.483cm" svg:width="0.76cm" svg:height="0.87cm" draw:z-index="13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7">=</text:span><text:span text:style-name="T10"> </text:span><text:span text:style-name="T34">1,6</text:span></text:p></text:list-item></text:list><text:p text:style-name="P10"><text:span text:style-name="_5f_correction"><text:span text:style-name="T13">On a trouvé un quotient différent des deux précédents, il est donc inutile de calculer <text:line-break/>les suivants. Ce n’est pas un tableau <text:line-break/>de proportionnalité.</text:span></text:span></text:p></text:section></draw:text-box></draw:frame></text:h>
      <text:list xml:id="list244775967" text:style-name="Num_5f_Exo">
        <text:list-item>
          <text:h text:style-name="P51" text:outline-level="1"> Explique pourquoi les tableaux suivants ne sont pas des tableaux de proportionnalité.</text:h>
        </text:list-item>
      </text:list>
      <text:section text:style-name="Sect2" text:name="Section3">
        <text:p text:style-name="P6"/>
        <table:table table:name="Tableau5" table:style-name="Tableau5">
          <table:table-column table:style-name="Tableau5.A"/>
          <table:table-column table:style-name="Tableau5.B" table:number-columns-repeated="3"/>
          <table:table-row table:style-name="Tableau5.1">
            <table:table-cell table:style-name="Tableau5.A1" office:value-type="string">
              <text:list xml:id="list83639716706898" text:continue-list="list83640241114910" text:style-name="liste_5f_abc">
                <text:list-item>
                  <text:list>
                    <text:list-item>
                      <text:p text:style-name="P65"/>
                    </text:list-item>
                  </text:list>
                </text:list-item>
              </text:list>
            </table:table-cell>
            <table:table-cell table:style-name="Tableau5.B1" office:value-type="float" office:value="10">
              <text:p text:style-name="P41">10</text:p>
            </table:table-cell>
            <table:table-cell table:style-name="Tableau5.B1" office:value-type="float" office:value="15">
              <text:p text:style-name="P41">15</text:p>
            </table:table-cell>
            <table:table-cell table:style-name="Tableau5.D1" office:value-type="float" office:value="30">
              <text:p text:style-name="P41">30</text:p>
            </table:table-cell>
          </table:table-row>
          <table:table-row table:style-name="Tableau5.2">
            <table:table-cell table:style-name="Tableau5.A1" office:value-type="string">
              <text:p text:style-name="P47"/>
            </table:table-cell>
            <table:table-cell table:style-name="Tableau5.B2" office:value-type="float" office:value="15">
              <text:p text:style-name="P41">15</text:p>
            </table:table-cell>
            <table:table-cell table:style-name="Tableau5.B2" office:value-type="float" office:value="25">
              <text:p text:style-name="P41">25</text:p>
            </table:table-cell>
            <table:table-cell table:style-name="Tableau5.D2" office:value-type="string">
              <text:p text:style-name="P41">50</text:p>
            </table:table-cell>
          </table:table-row>
        </table:table>
        <text:p text:style-name="P48"><text:span text:style-name="_5f_pointillés_20_gris"><text:span text:style-name="T15"><text:tab/></text:span></text:span></text:p>
        <text:p text:style-name="P48"><text:span text:style-name="_5f_pointillés_20_gris"><text:span text:style-name="T15"><text:tab/></text:span></text:span></text:p>
        <text:list xml:id="list83639731340964" text:continue-list="list244775967" text:style-name="Num_5f_Exo">
          <text:list-header>
            <text:p text:style-name="P56"><text:span text:style-name="_5f_pointillés_20_gris"><text:span text:style-name="T32"><text:tab/></text:span></text:span></text:p>
            <text:p text:style-name="P59"><text:span text:style-name="_5f_pointillés_20_gris"><text:span text:style-name="T32"><text:tab/></text:span></text:span></text:p>
          </text:list-header>
        </text:list>
        <table:table table:name="Tableau27" table:style-name="Tableau27">
          <table:table-column table:style-name="Tableau27.A"/>
          <table:table-column table:style-name="Tableau27.B"/>
          <table:table-column table:style-name="Tableau27.C"/>
          <table:table-row table:style-name="Tableau27.1">
            <table:table-cell table:style-name="Tableau27.A1" office:value-type="string">
              <text:list xml:id="list83639869735722" text:continue-list="list83639716706898" text:style-name="liste_5f_abc">
                <text:list-item>
                  <text:list>
                    <text:list-item>
                      <text:p text:style-name="P66"/>
                    </text:list-item>
                  </text:list>
                </text:list-item>
              </text:list>
            </table:table-cell>
            <table:table-cell table:style-name="Tableau27.B1" office:value-type="float" office:value="8">
              <text:p text:style-name="P43">8</text:p>
            </table:table-cell>
            <table:table-cell table:style-name="Tableau27.C1" office:value-type="float" office:value="15">
              <text:p text:style-name="P43">15</text:p>
            </table:table-cell>
          </table:table-row>
          <table:table-row table:style-name="Tableau27.1">
            <table:table-cell table:style-name="Tableau27.A1" office:value-type="string">
              <text:p text:style-name="P33"/>
            </table:table-cell>
            <table:table-cell table:style-name="Tableau27.B2" office:value-type="float" office:value="20">
              <text:p text:style-name="P43">20</text:p>
            </table:table-cell>
            <table:table-cell table:style-name="Tableau27.C2" office:value-type="float" office:value="40">
              <text:p text:style-name="P43">40</text:p>
            </table:table-cell>
          </table:table-row>
        </table:table>
        <text:p text:style-name="P48"><text:span text:style-name="_5f_pointillés_20_gris"><text:span text:style-name="T15"><text:tab/></text:span></text:span></text:p>
        <text:p text:style-name="P48"><text:span text:style-name="_5f_pointillés_20_gris"><text:span text:style-name="T15"><text:tab/></text:span></text:span></text:p>
        <text:list xml:id="list83639693003202" text:continue-list="list83639731340964" text:style-name="Num_5f_Exo">
          <text:list-header>
            <text:p text:style-name="P56"><text:span text:style-name="_5f_pointillés_20_gris"><text:span text:style-name="T32"><text:tab/></text:span></text:span></text:p>
            <text:p text:style-name="P57"><text:span text:style-name="_5f_pointillés_20_gris"><text:span text:style-name="T33"><text:tab/></text:span></text:span></text:p>
            <text:p text:style-name="P57"><text:span text:style-name="_5f_pointillés_20_gris"><text:span text:style-name="T33"><text:tab/></text:span></text:span></text:p>
          </text:list-header>
        </text:list>
        <table:table table:name="Tableau6" table:style-name="Tableau6">
          <table:table-column table:style-name="Tableau6.A"/>
          <table:table-column table:style-name="Tableau6.B" table:number-columns-repeated="3"/>
          <table:table-row table:style-name="Tableau6.1">
            <table:table-cell table:style-name="Tableau6.A1" office:value-type="string">
              <text:list xml:id="list83639019864199" text:continue-list="list83639869735722" text:style-name="liste_5f_abc">
                <text:list-item>
                  <text:list>
                    <text:list-item>
                      <text:p text:style-name="P67"/>
                    </text:list-item>
                  </text:list>
                </text:list-item>
              </text:list>
            </table:table-cell>
            <table:table-cell table:style-name="Tableau6.B1" office:value-type="float" office:value="20">
              <text:p text:style-name="P42">20</text:p>
            </table:table-cell>
            <table:table-cell table:style-name="Tableau6.B1" office:value-type="float" office:value="60">
              <text:p text:style-name="P42">60</text:p>
            </table:table-cell>
            <table:table-cell table:style-name="Tableau6.D1" office:value-type="float" office:value="80">
              <text:p text:style-name="P42">80</text:p>
            </table:table-cell>
          </table:table-row>
          <table:table-row table:style-name="Tableau6.2">
            <table:table-cell table:style-name="Tableau6.A1" office:value-type="string">
              <text:p text:style-name="P32"/>
            </table:table-cell>
            <table:table-cell table:style-name="Tableau6.B2" office:value-type="float" office:value="50">
              <text:p text:style-name="P42">50</text:p>
            </table:table-cell>
            <table:table-cell table:style-name="Tableau6.B2" office:value-type="float" office:value="150">
              <text:p text:style-name="P42">150</text:p>
            </table:table-cell>
            <table:table-cell table:style-name="Tableau6.D2" office:value-type="float" office:value="220">
              <text:p text:style-name="P42">220</text:p>
            </table:table-cell>
          </table:table-row>
        </table:table>
        <text:p text:style-name="P48"><text:span text:style-name="_5f_pointillés_20_gris"><text:span text:style-name="T15"><text:tab/></text:span></text:span></text:p>
        <text:p text:style-name="P48"><text:span text:style-name="_5f_pointillés_20_gris"><text:span text:style-name="T15"><text:tab/></text:span></text:span></text:p>
        <text:list xml:id="list83639589458718" text:continue-list="list83639693003202" text:style-name="Num_5f_Exo">
          <text:list-header>
            <text:p text:style-name="P56"><text:span text:style-name="_5f_pointillés_20_gris"><text:span text:style-name="T32"><text:tab/></text:span></text:span></text:p>
            <text:p text:style-name="P59"><text:span text:style-name="_5f_pointillés_20_gris"><text:span text:style-name="T32"><text:tab/></text:span></text:span></text:p>
          </text:list-header>
        </text:lis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list xml:id="list83640569745844" text:continue-list="list83639019864199" text:style-name="liste_5f_abc">
                <text:list-item>
                  <text:list>
                    <text:list-item>
                      <text:p text:style-name="P67"/>
                    </text:list-item>
                  </text:list>
                </text:list-item>
              </text:list>
            </table:table-cell>
            <table:table-cell table:style-name="Tableau7.B1" office:value-type="float" office:value="123.35">
              <text:p text:style-name="P50">123,35</text:p>
            </table:table-cell>
            <table:table-cell table:style-name="Tableau7.C1" office:value-type="string">
              <text:p text:style-name="P50">1 354,76</text:p>
            </table:table-cell>
          </table:table-row>
          <table:table-row table:style-name="Tableau7.2">
            <table:table-cell table:style-name="Tableau7.A1" office:value-type="string">
              <text:p text:style-name="P34"/>
            </table:table-cell>
            <table:table-cell table:style-name="Tableau7.B2" office:value-type="float" office:value="765.87">
              <text:p text:style-name="P50">765,87</text:p>
            </table:table-cell>
            <table:table-cell table:style-name="Tableau7.C2" office:value-type="string">
              <text:p text:style-name="P50">1 236,23</text:p>
            </table:table-cell>
          </table:table-row>
        </table:table>
        <text:p text:style-name="P48"><text:span text:style-name="_5f_pointillés_20_gris"><text:span text:style-name="T15"><text:tab/></text:span></text:span></text:p>
        <text:p text:style-name="P48"><text:span text:style-name="_5f_pointillés_20_gris"><text:span text:style-name="T15"><text:tab/></text:span></text:span></text:p>
        <text:list xml:id="list83640897491659" text:continue-list="list83639589458718" text:style-name="Num_5f_Exo">
          <text:list-header>
            <text:p text:style-name="P56"><text:span text:style-name="_5f_pointillés_20_gris"><text:span text:style-name="T32"><text:tab/></text:span></text:span></text:p>
            <text:p text:style-name="P57"><text:span text:style-name="_5f_pointillés_20_gris"><text:span text:style-name="T33"><text:tab/></text:span></text:span></text:p>
            <text:p text:style-name="P57"><text:span text:style-name="_5f_pointillés_20_gris"><text:span text:style-name="T33"><text:tab/></text:span></text:span></text:p>
          </text:list-header>
        </text:list>
      </text:section>
      <text:list xml:id="list83640399528380" text:continue-numbering="true" text:style-name="Num_5f_Exo">
        <text:list-item>
          <text:h text:style-name="P52" text:outline-level="1"> <text:span text:style-name="corps"><text:span text:style-name="T29">Complète</text:span></text:span><text:span text:style-name="corps"><text:span text:style-name="T8"> ces tableaux de proportionnalité.</text:span></text:span></text:h>
        </text:list-item>
      </text:list>
      <table:table table:name="Tableau11" table:style-name="Tableau11">
        <table:table-column table:style-name="Tableau11.A"/>
        <table:table-column table:style-name="Tableau11.B"/>
        <table:table-header-rows>
          <table:table-row table:style-name="Tableau11.1">
            <table:table-cell table:style-name="Tableau11.A1" office:value-type="string">
              <text:p text:style-name="P8"/>
            </table:table-cell>
            <table:table-cell>
              <table:table table:is-sub-table="true">
                <table:table-column table:style-name="Tableau11.A" table:number-columns-repeated="4"/>
                <table:table-row table:style-name="Tableau11.B1.1">
                  <table:table-cell table:style-name="Tableau11.B1.1.1" office:value-type="float" office:value="1">
                    <text:p text:style-name="P9"><draw:g text:anchor-type="paragraph" draw:z-index="17" draw:style-name="gr1"><draw:ellipse draw:style-name="gr4" draw:text-style-name="P82" svg:width="1.382cm" svg:height="0.803cm" svg:x="-0.78cm" svg:y="0.169cm" draw:kind="arc" draw:start-angle="90.43" draw:end-angle="268.49"><text:p/></draw:ellipse><draw:ellipse draw:style-name="gr3" draw:text-style-name="P83" svg:width="1.571cm" svg:height="0.567cm" svg:x="-1.891cm" svg:y="0.307cm"><text:p text:style-name="P82"><text:span text:style-name="T37">×</text:span><text:span text:style-name="T38">...</text:span></text:p></draw:ellipse></draw:g>1</text:p>
                  </table:table-cell>
                  <table:table-cell table:style-name="Tableau11.B1.1.1" office:value-type="float" office:value="12">
                    <text:p text:style-name="P9">12</text:p>
                  </table:table-cell>
                  <table:table-cell table:style-name="Tableau11.B1.1.1" office:value-type="float" office:value="8">
                    <text:p text:style-name="P9">8</text:p>
                  </table:table-cell>
                  <table:table-cell table:style-name="Tableau11.B1.4.1" office:value-type="string">
                    <text:p text:style-name="P9"/>
                  </table:table-cell>
                </table:table-row>
                <table:table-row table:style-name="Tableau11.B1.1">
                  <table:table-cell table:style-name="Tableau11.B1.1.2">
                    <text:p text:style-name="P9"/>
                  </table:table-cell>
                  <table:table-cell table:style-name="Tableau11.B1.1.2">
                    <text:p text:style-name="P9"/>
                  </table:table-cell>
                  <table:table-cell table:style-name="Tableau11.B1.1.2" office:value-type="float" office:value="24">
                    <text:p text:style-name="P9">24</text:p>
                  </table:table-cell>
                  <table:table-cell table:style-name="Tableau11.B1.4.2" office:value-type="float" office:value="75">
                    <text:p text:style-name="P9">75</text:p>
                  </table:table-cell>
                </table:table-row>
              </table:table>
            </table:table-cell>
          </table:table-row>
        </table:table-header-rows>
      </table:table>
      <text:p text:style-name="P11"><text:span text:style-name="corps"><text:span text:style-name="T9"/></text:span></text:p>
      <table:table table:name="Tableau12" table:style-name="Tableau12">
        <table:table-column table:style-name="Tableau12.A"/>
        <table:table-column table:style-name="Tableau12.B"/>
        <table:table-header-rows>
          <table:table-row table:style-name="Tableau12.1">
            <table:table-cell table:style-name="Tableau12.A1" office:value-type="string">
              <text:p text:style-name="P8"/>
            </table:table-cell>
            <table:table-cell>
              <table:table table:is-sub-table="true">
                <table:table-column table:style-name="Tableau12.A" table:number-columns-repeated="4"/>
                <table:table-row table:style-name="Tableau12.B1.1">
                  <table:table-cell table:style-name="Tableau12.B1.1.1" office:value-type="float" office:value="185">
                    <text:p text:style-name="P9"><draw:g text:anchor-type="paragraph" draw:z-index="16" draw:style-name="gr1"><draw:ellipse draw:style-name="gr4" draw:text-style-name="P82" svg:width="1.382cm" svg:height="0.803cm" svg:x="-0.78cm" svg:y="0.169cm" draw:kind="arc" draw:start-angle="90.43" draw:end-angle="268.49"><text:p/></draw:ellipse><draw:ellipse draw:style-name="gr3" draw:text-style-name="P83" svg:width="1.571cm" svg:height="0.567cm" svg:x="-1.891cm" svg:y="0.307cm"><text:p text:style-name="P82"><text:span text:style-name="T37">×</text:span><text:span text:style-name="T38">...</text:span></text:p></draw:ellipse></draw:g>185</text:p>
                  </table:table-cell>
                  <table:table-cell table:style-name="Tableau12.B1.1.1">
                    <text:p text:style-name="P9"/>
                  </table:table-cell>
                  <table:table-cell table:style-name="Tableau12.B1.1.1" office:value-type="float" office:value="361">
                    <text:p text:style-name="P9">361</text:p>
                  </table:table-cell>
                  <table:table-cell table:style-name="Tableau12.B1.4.1" office:value-type="string">
                    <text:p text:style-name="P9"/>
                  </table:table-cell>
                </table:table-row>
                <table:table-row table:style-name="Tableau12.B1.1">
                  <table:table-cell table:style-name="Tableau12.B1.1.2">
                    <text:p text:style-name="P9"/>
                  </table:table-cell>
                  <table:table-cell table:style-name="Tableau12.B1.1.2" office:value-type="float" office:value="72">
                    <text:p text:style-name="P9">72</text:p>
                  </table:table-cell>
                  <table:table-cell table:style-name="Tableau12.B1.3.2" office:value-type="string">
                    <text:p text:style-name="P9">1 444</text:p>
                  </table:table-cell>
                  <table:table-cell table:style-name="Tableau12.B1.4.2" office:value-type="string">
                    <text:p text:style-name="P9">1 700</text:p>
                  </table:table-cell>
                </table:table-row>
              </table:table>
            </table:table-cell>
          </table:table-row>
        </table:table-header-rows>
      </table:table>
      <text:p text:style-name="P11"><text:span text:style-name="corps"><text:span text:style-name="T9"/></text:span></text:p>
      <table:table table:name="Tableau14" table:style-name="Tableau14">
        <table:table-column table:style-name="Tableau14.A"/>
        <table:table-column table:style-name="Tableau14.B"/>
        <table:table-header-rows>
          <table:table-row table:style-name="Tableau14.1">
            <table:table-cell table:style-name="Tableau14.A1" office:value-type="string">
              <text:p text:style-name="P7"/>
            </table:table-cell>
            <table:table-cell>
              <table:table table:is-sub-table="true">
                <table:table-column table:style-name="Tableau14.A" table:number-columns-repeated="4"/>
                <table:table-row table:style-name="Tableau14.B1.1">
                  <table:table-cell table:style-name="Tableau14.B1.1.1">
                    <text:p text:style-name="P9"><draw:g text:anchor-type="paragraph" draw:z-index="18" draw:style-name="gr1"><draw:ellipse draw:style-name="gr2" draw:text-style-name="P81" svg:width="1.387cm" svg:height="0.807cm" svg:x="-0.78cm" svg:y="0.169cm" draw:kind="arc" draw:start-angle="90.43" draw:end-angle="268.49"><text:p/></draw:ellipse><draw:ellipse draw:style-name="gr3" draw:text-style-name="P83" svg:width="1.574cm" svg:height="0.571cm" svg:x="-1.891cm" svg:y="0.307cm"><text:p text:style-name="P82"><text:span text:style-name="T37">×</text:span><text:span text:style-name="T38">5</text:span></text:p></draw:ellipse></draw:g></text:p>
                  </table:table-cell>
                  <table:table-cell table:style-name="Tableau14.B1.1.1">
                    <text:p text:style-name="P9"/>
                  </table:table-cell>
                  <table:table-cell table:style-name="Tableau14.B1.1.1">
                    <text:p text:style-name="P9"/>
                  </table:table-cell>
                  <table:table-cell table:style-name="Tableau14.B1.4.1" office:value-type="float" office:value="60">
                    <text:p text:style-name="P9">60</text:p>
                  </table:table-cell>
                </table:table-row>
                <table:table-row table:style-name="Tableau14.B1.1">
                  <table:table-cell table:style-name="Tableau14.B1.1.2" office:value-type="float" office:value="3">
                    <text:p text:style-name="P9">3</text:p>
                  </table:table-cell>
                  <table:table-cell table:style-name="Tableau14.B1.1.2" office:value-type="float" office:value="10">
                    <text:p text:style-name="P9">10</text:p>
                  </table:table-cell>
                  <table:table-cell table:style-name="Tableau14.B1.1.2" office:value-type="float" office:value="26">
                    <text:p text:style-name="P9">26</text:p>
                  </table:table-cell>
                  <table:table-cell table:style-name="Tableau14.B1.4.2">
                    <text:p text:style-name="P9"/>
                  </table:table-cell>
                </table:table-row>
              </table:table>
            </table:table-cell>
          </table:table-row>
        </table:table-header-rows>
      </table:table>
      <text:list xml:id="list83639336191057" text:continue-numbering="true" text:style-name="Num_5f_Exo">
        <text:list-item>
          <text:h text:style-name="P79" text:outline-level="1"><text:span text:style-name="corps"><text:span text:style-name="T28"> </text:span></text:span><text:span text:style-name="corps"><text:span text:style-name="T30">Complète les tableaux de proportionnalité unique</text:span></text:span><text:span text:style-name="corps"><text:span text:style-name="T31">­</text:span></text:span><text:span text:style-name="corps"><text:span text:style-name="T30">ment à l’aide d’opérations sur les colonnes.</text:span></text:span></text:h>
        </text:list-item>
      </text:list>
      <table:table table:name="Tableau9" table:style-name="Tableau9">
        <table:table-column table:style-name="Tableau9.A" table:number-columns-repeated="5"/>
        <table:table-column table:style-name="Tableau9.F"/>
        <table:table-header-rows>
          <table:table-row table:style-name="Tableau9.1">
            <table:table-cell table:style-name="Tableau9.A1" office:value-type="float" office:value="6">
              <text:p text:style-name="P9">6</text:p>
            </table:table-cell>
            <table:table-cell table:style-name="Tableau9.A1" office:value-type="float" office:value="9">
              <text:p text:style-name="P9">9</text:p>
            </table:table-cell>
            <table:table-cell table:style-name="Tableau9.A1" office:value-type="float" office:value="15">
              <text:p text:style-name="P9">15</text:p>
            </table:table-cell>
            <table:table-cell table:style-name="Tableau9.A1">
              <text:p text:style-name="P9"/>
            </table:table-cell>
            <table:table-cell table:style-name="Tableau9.A1" office:value-type="float" office:value="30">
              <text:p text:style-name="P9">30</text:p>
            </table:table-cell>
            <table:table-cell table:style-name="Tableau9.F1">
              <text:p text:style-name="P9"/>
            </table:table-cell>
          </table:table-row>
        </table:table-header-rows>
        <table:table-row table:style-name="Tableau9.1">
          <table:table-cell table:style-name="Tableau9.E2" office:value-type="string">
            <text:p text:style-name="P9"/>
          </table:table-cell>
          <table:table-cell table:style-name="Tableau9.B2" office:value-type="float" office:value="21">
            <text:p text:style-name="P9">21</text:p>
          </table:table-cell>
          <table:table-cell table:style-name="Tableau9.B2">
            <text:p text:style-name="P9"/>
          </table:table-cell>
          <table:table-cell table:style-name="Tableau9.B2" office:value-type="float" office:value="63">
            <text:p text:style-name="P9">63</text:p>
          </table:table-cell>
          <table:table-cell table:style-name="Tableau9.E2" office:value-type="string">
            <text:p text:style-name="P9"/>
          </table:table-cell>
          <table:table-cell table:style-name="Tableau9.F2" office:value-type="float" office:value="84">
            <text:p text:style-name="P9">84</text:p>
          </table:table-cell>
        </table:table-row>
      </table:table>
      <text:p text:style-name="P39"><text:span text:style-name="corps"><text:span text:style-name="T9"/></text:span></text:p>
      <table:table table:name="Tableau10" table:style-name="Tableau10">
        <table:table-column table:style-name="Tableau10.A" table:number-columns-repeated="5"/>
        <table:table-column table:style-name="Tableau10.F"/>
        <table:table-header-rows>
          <table:table-row table:style-name="Tableau10.1">
            <table:table-cell table:style-name="Tableau10.A1" office:value-type="float" office:value="4">
              <text:p text:style-name="P9">4</text:p>
            </table:table-cell>
            <table:table-cell table:style-name="Tableau10.A1" office:value-type="float" office:value="2">
              <text:p text:style-name="P9">2</text:p>
            </table:table-cell>
            <table:table-cell table:style-name="Tableau10.A1" office:value-type="float" office:value="6">
              <text:p text:style-name="P9">6</text:p>
            </table:table-cell>
            <table:table-cell table:style-name="Tableau10.A1">
              <text:p text:style-name="P9"/>
            </table:table-cell>
            <table:table-cell table:style-name="Tableau10.A1">
              <text:p text:style-name="P9"/>
            </table:table-cell>
            <table:table-cell table:style-name="Tableau10.F1" office:value-type="float" office:value="14">
              <text:p text:style-name="P9">14</text:p>
            </table:table-cell>
          </table:table-row>
        </table:table-header-rows>
        <table:table-row table:style-name="Tableau10.1">
          <table:table-cell table:style-name="Tableau10.A2" office:value-type="string">
            <text:p text:style-name="P9"/>
          </table:table-cell>
          <table:table-cell table:style-name="Tableau10.B2">
            <text:p text:style-name="P9"/>
          </table:table-cell>
          <table:table-cell table:style-name="Tableau10.B2" office:value-type="float" office:value="9">
            <text:p text:style-name="P9">9</text:p>
          </table:table-cell>
          <table:table-cell table:style-name="Tableau10.B2" office:value-type="float" office:value="15">
            <text:p text:style-name="P9">15</text:p>
          </table:table-cell>
          <table:table-cell table:style-name="Tableau10.B2" office:value-type="float" office:value="18">
            <text:p text:style-name="P9">18</text:p>
          </table:table-cell>
          <table:table-cell table:style-name="Tableau10.F2">
            <text:p text:style-name="P9"/>
          </table:table-cell>
        </table:table-row>
      </table:table>
      <text:list xml:id="list83640764295109" text:continue-numbering="true" text:style-name="Num_5f_Exo">
        <text:list-item>
          <text:h text:style-name="P54" text:outline-level="1"> Corrige une case de chaque tableau pour qu’il devienne <text:span text:style-name="T35">un tableau </text:span>de proportionnalité.</text:h>
        </text:list-item>
      </text:list>
      <table:table table:name="Tableau15" table:style-name="Tableau15">
        <table:table-column table:style-name="Tableau15.A"/>
        <table:table-column table:style-name="Tableau15.B" table:number-columns-repeated="3"/>
        <table:table-column table:style-name="Tableau15.E"/>
        <table:table-column table:style-name="Tableau15.F"/>
        <table:table-column table:style-name="Tableau15.B" table:number-columns-repeated="3"/>
        <table:table-column table:style-name="Tableau15.J"/>
        <table:table-row table:style-name="Tableau15.1">
          <table:table-cell table:style-name="Tableau15.A1" office:value-type="string">
            <text:p text:style-name="P37">a.</text:p>
          </table:table-cell>
          <table:table-cell table:style-name="Tableau15.B1" office:value-type="float" office:value="3">
            <text:p text:style-name="P44">3</text:p>
          </table:table-cell>
          <table:table-cell table:style-name="Tableau15.B1" office:value-type="float" office:value="21">
            <text:p text:style-name="P44">21</text:p>
          </table:table-cell>
          <table:table-cell table:style-name="Tableau15.D1" office:value-type="string">
            <text:p text:style-name="P44">50</text:p>
          </table:table-cell>
          <table:table-cell table:style-name="Tableau15.E1" office:value-type="string">
            <text:p text:style-name="P36"/>
          </table:table-cell>
          <table:table-cell table:style-name="Tableau15.F1" office:value-type="string">
            <text:p text:style-name="P38">b.</text:p>
          </table:table-cell>
          <table:table-cell table:style-name="Tableau15.B1" office:value-type="float" office:value="14">
            <text:p text:style-name="P44">14</text:p>
          </table:table-cell>
          <table:table-cell table:style-name="Tableau15.B1" office:value-type="float" office:value="36">
            <text:p text:style-name="P44">36</text:p>
          </table:table-cell>
          <table:table-cell table:style-name="Tableau15.I1" office:value-type="string">
            <text:p text:style-name="P44">40</text:p>
          </table:table-cell>
          <table:table-cell table:style-name="Tableau15.J1" office:value-type="string">
            <text:p text:style-name="P44"/>
          </table:table-cell>
        </table:table-row>
        <table:table-row table:style-name="Tableau15.1">
          <table:table-cell table:style-name="Tableau15.A1" office:value-type="string">
            <text:p text:style-name="P35"/>
          </table:table-cell>
          <table:table-cell table:style-name="Tableau15.B2" office:value-type="float" office:value="5">
            <text:p text:style-name="P44">5</text:p>
          </table:table-cell>
          <table:table-cell table:style-name="Tableau15.B2" office:value-type="float" office:value="35">
            <text:p text:style-name="P44">35</text:p>
          </table:table-cell>
          <table:table-cell table:style-name="Tableau15.D2" office:value-type="string">
            <text:p text:style-name="P44">70</text:p>
          </table:table-cell>
          <table:table-cell table:style-name="Tableau15.E2">
            <text:p text:style-name="P35"/>
          </table:table-cell>
          <table:table-cell table:style-name="Tableau15.F2">
            <text:p text:style-name="P35"/>
          </table:table-cell>
          <table:table-cell table:style-name="Tableau15.B2" office:value-type="float" office:value="10.5">
            <text:p text:style-name="P44">10,5</text:p>
          </table:table-cell>
          <table:table-cell table:style-name="Tableau15.B2" office:value-type="float" office:value="27">
            <text:p text:style-name="P44">27</text:p>
          </table:table-cell>
          <table:table-cell table:style-name="Tableau15.I2" office:value-type="string">
            <text:p text:style-name="P44">37,5</text:p>
          </table:table-cell>
          <table:table-cell table:style-name="Tableau15.J2" office:value-type="string">
            <text:p text:style-name="P44"/>
          </table:table-cell>
        </table:table-row>
      </table:table>
      <text:list xml:id="list83640683546462" text:continue-numbering="true" text:style-name="Num_5f_Exo">
        <text:list-item>
          <text:h text:style-name="P53" text:outline-level="1"> Des rouleaux de tapisserie sont vendus par lots de 6 au prix de 7 € le lot. </text:h>
        </text:list-item>
      </text:list>
      <text:list xml:id="list83640012543492" text:continue-list="list83640569745844" text:style-name="liste_5f_abc">
        <text:list-item text:start-value="1">
          <text:p text:style-name="P72">Quel est le prix de 24 rouleaux ?</text:p>
        </text:list-item>
      </text:list>
      <text:p text:style-name="P48"><text:span text:style-name="_5f_pointillés_20_gris"><text:span text:style-name="T15"><text:tab/></text:span></text:span></text:p>
      <text:p text:style-name="P48"><text:span text:style-name="_5f_pointillés_20_gris"><text:span text:style-name="T15"><text:tab/></text:span></text:span></text:p>
      <text:list xml:id="list83640454976247" text:continue-list="list83640683546462" text:style-name="Num_5f_Exo">
        <text:list-header>
          <text:p text:style-name="P58"><text:span text:style-name="_5f_pointillés_20_gris"><text:span text:style-name="T32"><text:tab/></text:span></text:span></text:p>
        </text:list-header>
      </text:list>
      <text:list xml:id="list83639994998175" text:continue-list="list83640012543492" text:style-name="liste_5f_abc">
        <text:list-item>
          <text:p text:style-name="P73">Combien de rouleaux aurai-je pour 70 € ?</text:p>
        </text:list-item>
      </text:list>
      <text:p text:style-name="P48"><text:span text:style-name="_5f_pointillés_20_gris"><text:span text:style-name="T15"><text:tab/></text:span></text:span></text:p>
      <text:p text:style-name="P48"><text:span text:style-name="_5f_pointillés_20_gris"><text:span text:style-name="T15"><text:tab/></text:span></text:span></text:p>
      <text:list xml:id="list83640666202281" text:continue-list="list83640454976247" text:style-name="Num_5f_Exo">
        <text:list-header>
          <text:p text:style-name="P58"><text:span text:style-name="_5f_pointillés_20_gris"><text:span text:style-name="T32"><text:tab/></text:span></text:span></text:p>
        </text:list-header>
      </text:list>
      <text:list xml:id="list83639668014833" text:continue-list="list83639994998175" text:style-name="liste_5f_abc">
        <text:list-item>
          <text:p text:style-name="P74">Complète alors le tableau ci-dessous à l’aide des questions précédentes.</text:p>
        </text:list-item>
      </text:list>
      <table:table table:name="Tableau2" table:style-name="Tableau2">
        <table:table-column table:style-name="Tableau2.A"/>
        <table:table-column table:style-name="Tableau2.B" table:number-columns-repeated="3"/>
        <table:table-header-rows>
          <table:table-row table:style-name="Tableau2.1">
            <table:table-cell table:style-name="Tableau2.A1" office:value-type="string">
              <text:list xml:id="list83639430393358" text:continue-list="list83640666202281" text:style-name="Num_5f_Exo">
                <text:list-header>
                  <text:p text:style-name="P70">Nombre de rouleaux</text:p>
                </text:list-header>
              </text:list>
            </table:table-cell>
            <table:table-cell table:style-name="Tableau2.B1" office:value-type="string">
              <text:list xml:id="list83638830071580" text:continue-numbering="true" text:style-name="Num_5f_Exo">
                <text:list-header>
                  <text:p text:style-name="P71"/>
                </text:list-header>
              </text:list>
            </table:table-cell>
            <table:table-cell table:style-name="Tableau2.C1" office:value-type="string">
              <text:list xml:id="list83639821043244" text:continue-numbering="true" text:style-name="Num_5f_Exo">
                <text:list-header>
                  <text:p text:style-name="P71"/>
                </text:list-header>
              </text:list>
            </table:table-cell>
            <table:table-cell table:style-name="Tableau2.D1" office:value-type="string">
              <text:list xml:id="list83639337742227" text:continue-numbering="true" text:style-name="Num_5f_Exo">
                <text:list-header>
                  <text:p text:style-name="P71"/>
                </text:list-header>
              </text:list>
            </table:table-cell>
          </table:table-row>
        </table:table-header-rows>
        <table:table-row table:style-name="Tableau2.1">
          <table:table-cell table:style-name="Tableau2.A2" office:value-type="string">
            <text:list xml:id="list83639936291206" text:continue-numbering="true" text:style-name="Num_5f_Exo">
              <text:list-header>
                <text:p text:style-name="P68">Prix des rouleaux (en<text:span text:style-name="T36"> </text:span>€)</text:p>
              </text:list-header>
            </text:list>
          </table:table-cell>
          <table:table-cell table:style-name="Tableau2.B2" office:value-type="string">
            <text:list xml:id="list83639530258053" text:continue-numbering="true" text:style-name="Num_5f_Exo">
              <text:list-header>
                <text:p text:style-name="P69"/>
              </text:list-header>
            </text:list>
          </table:table-cell>
          <table:table-cell table:style-name="Tableau2.C2" office:value-type="string">
            <text:list xml:id="list83640236969867" text:continue-numbering="true" text:style-name="Num_5f_Exo">
              <text:list-header>
                <text:p text:style-name="P69"/>
              </text:list-header>
            </text:list>
          </table:table-cell>
          <table:table-cell table:style-name="Tableau2.D2" office:value-type="string">
            <text:list xml:id="list83640205790542" text:continue-numbering="true" text:style-name="Num_5f_Exo">
              <text:list-header>
                <text:p text:style-name="P69"/>
              </text:list-header>
            </text:list>
          </table:table-cell>
        </table:table-row>
      </table:table>
      <text:list xml:id="list83639172484739" text:continue-numbering="true" text:style-name="Num_5f_Exo">
        <text:list-header>
          <text:h text:style-name="P55" text:outline-level="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imes New Roman3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4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2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Bold_5f_niv2" style:display-name="Bold_niv2" style:family="text">
      <style:text-properties fo:color="#d3802b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1" style:num-prefix=" " style:num-suffix=" " style:num-format="1" text:start-value="8">
        <style:list-level-properties text:min-label-distance="0.25cm" fo:text-align="center"/>
      </text:list-level-style-number>
      <text:list-level-style-number text:level="2" text:style-name="Bold_5f_niv1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rsid="001071b5" officeooo:paragraph-rsid="001071b5"/>
    </style:style>
    <style:style style:name="MP27" style:family="paragraph">
      <loext:graphic-properties draw:fill="solid" draw:fill-color="#9d0f89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229be3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29be3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>
      <style:header>
        <text:p text:style-name="MP26"><draw:path text:anchor-type="paragraph" draw:z-index="0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1" draw:style-name="Mgr2" draw:text-style-name="MP29" svg:width="2.703cm" svg:height="0.715cm" draw:transform="rotate (0.0872664625997165) translate (-0.172861111111111cm 0.218722222222222cm)"><draw:text-box><text:p text:style-name="MP28"><text:span text:style-name="MT5">Série 2</text:span></text:p></draw:text-box></draw:frame><draw:line text:anchor-type="paragraph" draw:z-index="2" draw:style-name="Mgr3" draw:text-style-name="MP28" svg:x1="17.401cm" svg:y1="0.36cm" svg:x2="20.6cm" svg:y2="0.36cm"><text:p/></draw:line>Reconnaître un tableau de proportionnalité</text:p>
      </style:header>
      <style:footer>
        <text:p text:style-name="MP30"><draw:frame draw:style-name="Mfr1" draw:name="Cadre1" text:anchor-type="paragraph" svg:y="-0.06cm" draw:z-index="3"><draw:text-box fo:min-height="0.499cm" fo:min-width="3cm"><draw:frame draw:style-name="Mfr2" draw:name="Cadre2" text:anchor-type="frame" svg:x="0.45cm" svg:y="0.079cm" svg:width="0.817cm" draw:z-index="4"><draw:text-box fo:min-height="0.355cm"><text:p text:style-name="MP31"><draw:g text:anchor-type="paragraph" draw:z-index="1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52</text:page-number></text:p></draw:text-box></draw:frame><text:p text:style-name="MP33"><text:span text:style-name="MT6">Proportionnalité</text:span> • <text:span text:style-name="MT6">B1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2T08:36:38.393000000</dc:date>
    <meta:editing-duration>PT9H18M51S</meta:editing-duration>
    <meta:editing-cycles>69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4" meta:image-count="0" meta:object-count="8" meta:page-count="2" meta:paragraph-count="174" meta:word-count="462" meta:character-count="2579" meta:non-whitespace-character-count="1833"/>
  </office:meta>
</office:document-meta>
</file>

<file path=Object 1/content.xml><?xml version="1.0" encoding="utf-8"?>
<math xmlns="http://www.w3.org/1998/Math/MathML" display="block">
  <semantics>
    <mfrac>
      <mn>12</mn>
      <mn>5</mn>
    </mfrac>
    <annotation encoding="StarMath 5.0">{12} over {5}</annotation>
  </semantics>
</math>
</file>

<file path=Object 2/content.xml><?xml version="1.0" encoding="utf-8"?>
<math xmlns="http://www.w3.org/1998/Math/MathML" display="block">
  <semantics>
    <mfrac>
      <mn>19,2</mn>
      <mn>8</mn>
    </mfrac>
    <annotation encoding="StarMath 5.0">{19,2} over {8}</annotation>
  </semantics>
</math>
</file>

<file path=Object 3/content.xml><?xml version="1.0" encoding="utf-8"?>
<math xmlns="http://www.w3.org/1998/Math/MathML" display="block">
  <semantics>
    <mfrac>
      <mn>33,6</mn>
      <mn>14</mn>
    </mfrac>
    <annotation encoding="StarMath 5.0">{33,6} over {14}</annotation>
  </semantics>
</math>
</file>

<file path=Object 4/content.xml><?xml version="1.0" encoding="utf-8"?>
<math xmlns="http://www.w3.org/1998/Math/MathML" display="block">
  <semantics>
    <mfrac>
      <mn>45,6</mn>
      <mn>19</mn>
    </mfrac>
    <annotation encoding="StarMath 5.0">{45,6} over {19}</annotation>
  </semantics>
</math>
</file>

<file path=Object 5/content.xml><?xml version="1.0" encoding="utf-8"?>
<math xmlns="http://www.w3.org/1998/Math/MathML" display="block">
  <semantics>
    <mfrac>
      <mn>57,6</mn>
      <mn>24</mn>
    </mfrac>
    <annotation encoding="StarMath 5.0">{57,6} over {24}</annotation>
  </semantics>
</math>
</file>

<file path=Object 6/content.xml><?xml version="1.0" encoding="utf-8"?>
<math xmlns="http://www.w3.org/1998/Math/MathML" display="block">
  <semantics>
    <mfrac>
      <mn>12</mn>
      <mn>8</mn>
    </mfrac>
    <annotation encoding="StarMath 5.0">{12} over {8}</annotation>
  </semantics>
</math>
</file>

<file path=Object 7/content.xml><?xml version="1.0" encoding="utf-8"?>
<math xmlns="http://www.w3.org/1998/Math/MathML" display="block">
  <semantics>
    <mfrac>
      <mn>18</mn>
      <mn>12</mn>
    </mfrac>
    <annotation encoding="StarMath 5.0">{18} over {12}</annotation>
  </semantics>
</math>
</file>

<file path=Object 8/content.xml><?xml version="1.0" encoding="utf-8"?>
<math xmlns="http://www.w3.org/1998/Math/MathML" display="block">
  <semantics>
    <mfrac>
      <mn>32</mn>
      <mn>20</mn>
    </mfrac>
    <annotation encoding="StarMath 5.0">{32} over {20}</annotation>
  </semantics>
</math>
</file>